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4.63mm"/>
    </style:style>
    <style:style style:name="co4" style:family="table-column">
      <style:table-column-properties fo:break-before="auto" style:column-width="20.64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PageStyle_5f_descriptif_20_concentration_20_tota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f concentration tota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2" office:value-type="string" calcext:value-type="string">
            <text:p>Description des concentrations totales de pesticides mesurées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Intitulé du champ </text:p>
          </table:table-cell>
          <table:table-cell table:style-name="ce8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ANNEE</text:p>
          </table:table-cell>
          <table:table-cell table:style-name="ce9" office:value-type="string" calcext:value-type="string">
            <text:p>Année analysée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CD_STATION</text:p>
          </table:table-cell>
          <table:table-cell table:style-name="ce9" office:value-type="string" calcext:value-type="string">
            <text:p>code STATION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NBPREL</text:p>
          </table:table-cell>
          <table:table-cell table:style-name="ce9" office:value-type="string" calcext:value-type="string">
            <text:p>Nombre de prélévement d'eau effectuée dans l'année</text:p>
          </table:table-cell>
          <table:table-cell table:number-columns-repeated="1021"/>
        </table:table-row>
        <table:table-row table:style-name="ro5">
          <table:table-cell table:style-name="ce1"/>
          <table:table-cell table:style-name="ce6" office:value-type="string" calcext:value-type="string">
            <text:p>MOYPTOT</text:p>
          </table:table-cell>
          <table:table-cell table:style-name="ce10" office:value-type="string" calcext:value-type="string">
            <text:p>Moyenne des concentrations totales (somme des concentrations de l'ensemble des pesticides quantifiés pour la station) mesurées sur l'ensemble des prélèvements effectués (en µg/l)</text:p>
          </table:table-cell>
          <table:table-cell table:style-name="ce1" table:number-columns-repeated="1021"/>
        </table:table-row>
        <table:table-row table:style-name="ro4">
          <table:table-cell/>
          <table:table-cell table:style-name="ce5" office:value-type="string" calcext:value-type="string">
            <text:p>MAXPTOT</text:p>
          </table:table-cell>
          <table:table-cell table:style-name="ce9" office:value-type="string" calcext:value-type="string">
            <text:p>Maximum des concentrations totales mesurées sur l'ensemble des prélèvements effectués <text:s/>(en µg/l)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MINMOLRECH</text:p>
          </table:table-cell>
          <table:table-cell table:style-name="ce9" office:value-type="string" calcext:value-type="string">
            <text:p>Minimum des molécules recherchées pour la station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MAXMOLRECH</text:p>
          </table:table-cell>
          <table:table-cell table:style-name="ce9" office:value-type="string" calcext:value-type="string">
            <text:p>Maximum des molécules recherchées pour la station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MINMOLQ</text:p>
          </table:table-cell>
          <table:table-cell table:style-name="ce9" office:value-type="string" calcext:value-type="string">
            <text:p>Minimum des molécules quantifiées sur l'ensemble des prélèvements effectué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MAQMOLQ</text:p>
          </table:table-cell>
          <table:table-cell table:style-name="ce11" office:value-type="string" calcext:value-type="string">
            <text:p>Maximum des molécules quantifiées sur l'ensemble des prélèvements effectués</text:p>
          </table:table-cell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if_20_concentration_20_totale" style:display-name="PageStyle_descriptif concentration tot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4:40:28</meta:creation-date>
    <dc:date>2016-12-13T08:47:20</dc:date>
    <meta:generator>LibreOffice/5.0.6.3.0$Windows_x86 LibreOffice_project/fe46e5b82646505d0acf84e14cef05527e401d3b</meta:generator>
    <meta:document-statistic meta:table-count="1" meta:cell-count="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